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9aa57" officeooo:paragraph-rsid="0019aa57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9aa57" officeooo:paragraph-rsid="0019aa5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officeooo:rsid="0019aa57" officeooo:paragraph-rsid="0019aa5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-Authentification</text:p>
      <text:p text:style-name="P3"/>
      <text:p text:style-name="P1"/>
      <text:p text:style-name="P1">I inspected the source code and found in it the password and the pseudo that lead to the validation of the challeng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2T10:19:16.040771300</meta:creation-date>
    <meta:generator>LibreOffice/25.2.0.3$Windows_X86_64 LibreOffice_project/e1cf4a87eb02d755bce1a01209907ea5ddc8f069</meta:generator>
    <dc:date>2025-02-12T10:33:33.802723500</dc:date>
    <meta:editing-duration>PT14M18S</meta:editing-duration>
    <meta:editing-cycles>1</meta:editing-cycles>
    <meta:document-statistic meta:table-count="0" meta:image-count="0" meta:object-count="0" meta:page-count="1" meta:paragraph-count="2" meta:word-count="23" meta:character-count="144" meta:non-whitespace-character-count="122"/>
  </office:meta>
</office:document-meta>
</file>